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Roboto" svg:font-family="Robot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llThin" svg:font-family="TallThin" style:font-family-generic="modern" style:font-pitch="variable" svg:panose-1="2 0 2 3 0 0 0 0 0 0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/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Normal" style:family="paragraph">
      <style:paragraph-properties fo:widows="0" fo:orphans="0" fo:break-before="page"/>
    </style:style>
    <style:style style:name="TableColumn37" style:family="table-column">
      <style:table-column-properties style:column-width="7.475in"/>
    </style:style>
    <style:style style:name="Table36" style:family="table">
      <style:table-properties style:width="7.47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fo:font-size="16pt" style:font-size-asian="16pt" style:font-size-complex="16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ableColumn45" style:family="table-column">
      <style:table-column-properties style:column-width="7.475in"/>
    </style:style>
    <style:style style:name="Table44" style:family="table">
      <style:table-properties style:width="7.475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TallThin" fo:letter-spacing="0.0125in" fo:font-size="18pt" style:font-size-asian="18pt" style:font-size-complex="18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TallThin" fo:font-size="18pt" style:font-size-asian="18pt" style:font-size-complex="18pt"/>
    </style:style>
  </office:automatic-styles>
  <office:body>
    <office:text text:use-soft-page-breaks="true">
      <text:p text:style-name="P1"><text:bookmark-start text:name="_534spqi6ruqf"/><text:bookmark-end text:name="_534spqi6ruqf"/>TallThin Development Details</text:p>
      <text:h text:style-name="Heading1" text:outline-level="1"><text:bookmark-start text:name="_meqf9mg0ype2"/><text:bookmark-end text:name="_meqf9mg0ype2"/>FontForge notes</text:h>
      <text:list text:style-name="WWNum1">
        <text:list-item text:start-value="0">
          <text:p text:style-name="P2">Line art baseline 20</text:p>
        </text:list-item>
        <text:list-item>
          <text:p text:style-name="P3">Line art topline 740</text:p>
        </text:list-item>
        <text:list-item>
          <text:p text:style-name="P4">Line art height 720</text:p>
        </text:list-item>
        <text:list-item>
          <text:p text:style-name="P5">Baseline 0</text:p>
        </text:list-item>
        <text:list-item>
          <text:p text:style-name="P6">Topline 760</text:p>
        </text:list-item>
        <text:list-item>
          <text:p text:style-name="P7">Corner arcs: 45pt</text:p>
          <text:list text:continue-numbering="true">
            <text:list-item>
              <text:p text:style-name="P8">Top left: x50y695 × x95y740</text:p>
            </text:list-item>
            <text:list-item>
              <text:p text:style-name="P9">Top right: x225y740 × x300y695</text:p>
            </text:list-item>
            <text:list-item>
              <text:p text:style-name="P10">Bottom right:</text:p>
            </text:list-item>
            <text:list-item>
              <text:p text:style-name="P11">Bottom left:</text:p>
            </text:list-item>
          </text:list>
        </text:list-item>
        <text:list-item>
          <text:p text:style-name="P12">GLYPH-INTERNAL ARCS</text:p>
          <text:list text:continue-numbering="true">
            <text:list-item>
              <text:p text:style-name="P13">Must be larger if two arcs meet, e.g. in B, R, Ȣ, Ȝ, Ʃ</text:p>
            </text:list-item>
            <text:list-item>
              <text:p text:style-name="P14"/>
            </text:list-item>
          </text:list>
        </text:list-item>
        <text:list-item>
          <text:p text:style-name="P15">Expanded stroke (full glyph) height 760</text:p>
        </text:list-item>
        <text:list-item>
          <text:p text:style-name="P16">Expand stroke brush:</text:p>
          <text:list text:continue-numbering="true">
            <text:list-item>
              <text:p text:style-name="P17">calligraphic</text:p>
            </text:list-item>
            <text:list-item>
              <text:p text:style-name="P18">width 80</text:p>
            </text:list-item>
            <text:list-item>
              <text:p text:style-name="P19">height 40</text:p>
            </text:list-item>
            <text:list-item>
              <text:p text:style-name="P20">angle 0</text:p>
            </text:list-item>
            <text:list-item>
              <text:p text:style-name="P21">cap nib</text:p>
            </text:list-item>
            <text:list-item>
              <text:p text:style-name="P22">join bevel/nib</text:p>
            </text:list-item>
          </text:list>
        </text:list-item>
        <text:list-item>
          <text:p text:style-name="P23">Regular bar: 50% = 380 <text:s/>(760÷2) OR (720÷2=360, +20 = 380)</text:p>
        </text:list-item>
        <text:list-item>
          <text:p text:style-name="P24">Low bar: 1/3 or 2/7?</text:p>
          <text:list text:continue-numbering="true">
            <text:list-item>
              <text:p text:style-name="P25">1/3 = ⅓ × 720 = 240 , +20 =<text:s/><text:span text:style-name="T26">260</text:span></text:p>
            </text:list-item>
            <text:list-item>
              <text:p text:style-name="P27">2/7 = (720/7)*2 = 205.7 = 206 , +20 =<text:s/><text:span text:style-name="T28">226</text:span></text:p>
            </text:list-item>
          </text:list>
        </text:list-item>
      </text:list>
      <text:p text:style-name="Standard"/>
      <text:p text:style-name="Standard">Grouped by glyph margins:</text:p>
      <text:p text:style-name="Standard"><text:tab/><text:span text:style-name="T29">Lowercase</text:span></text:p>
      <text:list text:style-name="WWNum2">
        <text:list-item text:start-value="1">
          <text:p text:style-name="P30">Regular - 30, 40, maybe 50 pt margins:<text:s/><text:line-break/>a æ b c ç d e f φ þ ð g ȝ h i j k ʞ m n թ и ŋ o œ ꝏ ȣ p r s ʃ t ч u v w x z<text:s/><text:line-break/></text:p>
        </text:list-item>
        <text:list-item>
          <text:p text:style-name="P31">Overhang -15: đ<text:line-break/></text:p>
        </text:list-item>
        <text:list-item>
          <text:p text:style-name="P32">Overhang -10: l<text:s/><text:line-break/></text:p>
        </text:list-item>
        <text:list-item>
          <text:p text:style-name="P33">Overhang -110: q<text:s/><text:line-break/></text:p>
        </text:list-item>
        <text:list-item>
          <text:p text:style-name="P34">Underhang -40: y</text:p>
        </text:list-item>
      </text:list>
      <text:p text:style-name="Standard"/>
      <text:p text:style-name="Standard">Grouped by glyph width:</text:p>
      <text:p text:style-name="Standard">glyph<text:s/><text:tab/>width<text:s/><text:tab/>margin<text:tab/></text:p>
      <text:p text:style-name="P35"/>
      <text:soft-page-break/>
      <text:h text:style-name="Heading1" text:outline-level="1">Sample text<text:s/></text:h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a æ b c ç d e f φ þ ð g ȝ h ƕ i j k ʞ m n թ и ŋ o œ ꝏ p r s ʃ t ч u ȣ v w x z<text:s/></text:p>
          </table:table-cell>
        </table:table-row>
        <table:table-row table:style-name="TableRow41">
          <table:table-cell table:style-name="TableCell42">
            <text:p text:style-name="Standard"><text:span text:style-name="T43">A Æ B C Ç D E F Φ Þ Ð G Ȝ H Ƕ I J K ʞ M N Թ И Ŋ O Œ ꝏ P R S Ʃ T Ч U Ȣ V W X Z</text:span></text:p>
          </table:table-cell>
        </table:table-row>
      </table:table>
      <text:p text:style-name="Standard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a æ b c ç d e f φ þ ð g ȝ h ƕ i j k ʞ m n թ и ŋ o œ ꝏ p r s ʃ t ч u ȣ v w x z</text:p>
          </table:table-cell>
        </table:table-row>
        <table:table-row table:style-name="TableRow49">
          <table:table-cell table:style-name="TableCell50">
            <text:p text:style-name="P51">A Æ B C Ç D E F Φ Þ Ð G Ȝ H Ƕ I J K Ʞ M N Թ И Ŋ O Œ Ꝏ P R S Ʃ T Ч U Ȣ V W X 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Roboto" svg:font-family="Robot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llThin" svg:font-family="TallThin" style:font-family-generic="modern" style:font-pitch="variable" svg:panose-1="2 0 2 3 0 0 0 0 0 0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Roboto" style:font-name-asian="Roboto" style:font-name-complex="Roboto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/>
      <style:text-properties fo:font-size="18pt" style:font-size-asian="18pt" style:font-size-complex="18pt" fo:hyphenate="false"/>
    </style:style>
    <style:style style:name="Heading2" style:display-name="Heading 2" style:family="paragraph" style:parent-style-name="Normal" style:next-style-name="Standard" style:default-outline-level="2">
      <style:paragraph-properties fo:margin-top="0.1388in"/>
      <style:text-properties fo:font-weight="bold" style:font-weight-asian="bold" fo:font-size="15pt" style:font-size-asian="15pt" style:font-size-complex="15pt" fo:hyphenate="false"/>
    </style:style>
    <style:style style:name="Heading3" style:display-name="Heading 3" style:family="paragraph" style:parent-style-name="Normal" style:next-style-name="Standard" style:default-outline-level="3">
      <style:paragraph-properties fo:margin-top="0.1944in" fo:margin-bottom="0.0555in"/>
      <style:text-properties fo:font-weight="bold" style:font-weight-asian="bold" fo:color="#666666" fo:font-size="13pt" style:font-size-asian="13pt" style:font-size-complex="13pt" fo:hyphenate="false"/>
    </style:style>
    <style:style style:name="Heading4" style:display-name="Heading 4" style:family="paragraph" style:parent-style-name="Normal" style:next-style-name="Standard" style:default-outline-level="4">
      <style:paragraph-properties fo:margin-top="0.1666in" fo:margin-bottom="0.0277in"/>
      <style:text-properties fo:font-weight="bold" style:font-weight-asian="bold" fo:color="#999999" fo:font-size="11pt" style:font-size-asian="11pt" style:font-size-complex="11pt" fo:hyphenate="false"/>
    </style:style>
    <style:style style:name="Heading5" style:display-name="Heading 5" style:family="paragraph" style:parent-style-name="Normal" style:next-style-name="Standard" style:default-outline-level="5">
      <style:paragraph-properties fo:margin-top="0.1527in" fo:margin-bottom="0.0277in"/>
      <style:text-properties fo:font-weight="bold" style:font-weight-asian="bold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margin-top="0.1388in" fo:margin-bottom="0.0277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3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text-properties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margin-top="0.25in" fo:margin-bottom="0.0555in"/>
      <style:text-properties fo:font-style="italic" style:font-style-asian="italic" fo:color="#666666" fo:font-size="22pt" style:font-size-asian="22pt" style:font-size-complex="22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902in" fo:margin-left="0.393in" fo:margin-bottom="0.5902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arran Lee</dc:creator>
    <meta:creation-date>2025-01-07T15:51:00Z</meta:creation-date>
    <dc:date>2025-01-07T15:57:00Z</dc:date>
    <meta:template xlink:href="Normal.dotm" xlink:type="simple"/>
    <meta:editing-cycles>2</meta:editing-cycles>
    <meta:editing-duration>PT360S</meta:editing-duration>
    <meta:document-statistic meta:page-count="2" meta:paragraph-count="2" meta:word-count="178" meta:character-count="1193" meta:row-count="8" meta:non-whitespace-character-count="1017"/>
  </office:meta>
</office:document-meta>
</file>